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c13e" officeooo:paragraph-rsid="0001c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2:07:55.598000000</meta:creation-date>
    <dc:date>2024-09-09T12:07:57.700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2.2$Windows_X86_64 LibreOffice_project/d56cc158d8a96260b836f100ef4b4ef25d6f1a01</meta:generator>
  </office:meta>
</office:document-meta>
</file>